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4b08f" officeooo:paragraph-rsid="0014b08f" style:font-size-asian="20pt" style:font-size-complex="20pt"/>
    </style:style>
    <style:style style:name="P2" style:family="paragraph" style:parent-style-name="Standard">
      <style:text-properties fo:font-size="20pt" officeooo:rsid="0014b4eb" officeooo:paragraph-rsid="0014b4eb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tab/>#include&lt;stdio.h&gt;</text:p>
      <text:p text:style-name="P1"><text:tab/>int main()</text:p>
      <text:p text:style-name="P1"><text:tab/>{</text:p>
      <text:p text:style-name="P1"><text:tab/> <text:s text:c="3"/>int i=1;</text:p>
      <text:p text:style-name="P1"><text:tab/> <text:s text:c="3"/>while (i&lt;=10)</text:p>
      <text:p text:style-name="P1"><text:tab/> <text:s text:c="3"/>{</text:p>
      <text:p text:style-name="P1"><text:tab/> <text:s text:c="7"/>printf("My Sir G\n");</text:p>
      <text:p text:style-name="P1"><text:tab/> <text:s text:c="7"/>i++;</text:p>
      <text:p text:style-name="P1"><text:tab/> <text:s text:c="3"/>}</text:p>
      <text:p text:style-name="P1"><text:tab/>}</text:p>
      <text:p text:style-name="P1"/>
      <text:p text:style-name="P1"/>
      <text:p text:style-name="P1"/>
      <text:p text:style-name="P1"/>
      <text:p text:style-name="P1">2.<text:tab/>#include&lt;stdio.h&gt;</text:p>
      <text:p text:style-name="P1"><text:tab/>int main()</text:p>
      <text:p text:style-name="P1"><text:tab/>{</text:p>
      <text:p text:style-name="P1"><text:tab/> <text:s text:c="3"/>int i=0;</text:p>
      <text:p text:style-name="P1"><text:tab/> <text:s text:c="3"/>while (i&lt;=9)</text:p>
      <text:p text:style-name="P1"><text:tab/> <text:s text:c="3"/>{</text:p>
      <text:p text:style-name="P1"><text:tab/> <text:s text:c="7"/>printf("%d\n",i);</text:p>
      <text:p text:style-name="P1"><text:tab/> <text:s text:c="7"/>i++;</text:p>
      <text:p text:style-name="P1"><text:tab/> <text:s text:c="3"/>}</text:p>
      <text:p text:style-name="P1"><text:tab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.<text:tab/>#include&lt;stdio.h&gt;</text:p>
      <text:p text:style-name="P1"><text:tab/>int main()</text:p>
      <text:p text:style-name="P1"><text:tab/>{</text:p>
      <text:p text:style-name="P1"><text:tab/> <text:s text:c="3"/>int i=9;</text:p>
      <text:p text:style-name="P1"><text:tab/> <text:s text:c="3"/>while (i&gt;=0)</text:p>
      <text:p text:style-name="P1"><text:tab/> <text:s text:c="3"/>{</text:p>
      <text:p text:style-name="P1"><text:tab/> <text:s text:c="7"/>printf("%d\n",i);</text:p>
      <text:p text:style-name="P1"><text:tab/> <text:s text:c="7"/>i--;</text:p>
      <text:p text:style-name="P1"><text:tab/> <text:s text:c="3"/>}</text:p>
      <text:p text:style-name="P1"><text:tab/>}</text:p>
      <text:p text:style-name="P1"/>
      <text:p text:style-name="P1"/>
      <text:p text:style-name="P1"/>
      <text:p text:style-name="P1">4.<text:tab/>#include&lt;stdio.h&gt;</text:p>
      <text:p text:style-name="P1"><text:tab/>int main()</text:p>
      <text:p text:style-name="P1"><text:tab/>{</text:p>
      <text:p text:style-name="P1"><text:tab/> <text:s text:c="3"/>int i=0;</text:p>
      <text:p text:style-name="P1"><text:tab/> <text:s text:c="3"/>int j=2;</text:p>
      <text:p text:style-name="P1"><text:tab/> <text:s text:c="3"/>while (i&lt;=9)</text:p>
      <text:p text:style-name="P1"><text:tab/> <text:s text:c="3"/>{</text:p>
      <text:p text:style-name="P1"><text:tab/> <text:s text:c="7"/>printf("%d\n",j);</text:p>
      <text:p text:style-name="P1"><text:tab/> <text:s text:c="7"/>j=j+2;</text:p>
      <text:p text:style-name="P1"><text:tab/> <text:s text:c="7"/>i++;</text:p>
      <text:p text:style-name="P1"><text:tab/> <text:s text:c="3"/>}</text:p>
      <text:p text:style-name="P1"><text:tab/>}</text:p>
      <text:p text:style-name="P1"/>
      <text:p text:style-name="P1"/>
      <text:p text:style-name="P1"/>
      <text:p text:style-name="P1"><text:soft-page-break/></text:p>
      <text:p text:style-name="P1"/>
      <text:p text:style-name="P1">5.<text:tab/>#include&lt;stdio.h&gt;</text:p>
      <text:p text:style-name="P1"><text:tab/>int main()</text:p>
      <text:p text:style-name="P1"><text:tab/>{</text:p>
      <text:p text:style-name="P1"><text:tab/> <text:s text:c="3"/>int i=0;</text:p>
      <text:p text:style-name="P1"><text:tab/> <text:s text:c="3"/>int j=20;</text:p>
      <text:p text:style-name="P1"><text:tab/> <text:s text:c="3"/>while (i&lt;=9)</text:p>
      <text:p text:style-name="P1"><text:tab/> <text:s text:c="3"/>{</text:p>
      <text:p text:style-name="P1"><text:tab/> <text:s text:c="7"/>printf("%d\n",j);</text:p>
      <text:p text:style-name="P1"><text:tab/> <text:s text:c="7"/>j=j-2;</text:p>
      <text:p text:style-name="P1"><text:tab/> <text:s text:c="7"/>i++;</text:p>
      <text:p text:style-name="P1"><text:tab/> <text:s text:c="3"/>} <text:s text:c="3"/></text:p>
      <text:p text:style-name="P1"><text:tab/>}</text:p>
      <text:p text:style-name="P1"/>
      <text:p text:style-name="P1"/>
      <text:p text:style-name="P1"/>
      <text:p text:style-name="P1"/>
      <text:p text:style-name="P1">6.<text:tab/>#include&lt;stdio.h&gt;</text:p>
      <text:p text:style-name="P1"><text:tab/>int main()</text:p>
      <text:p text:style-name="P1"><text:tab/>{</text:p>
      <text:p text:style-name="P1"><text:tab/> <text:s text:c="3"/>int i=0;</text:p>
      <text:p text:style-name="P1"><text:tab/> <text:s text:c="3"/>int j=1;</text:p>
      <text:p text:style-name="P1"><text:tab/> <text:s text:c="3"/>while (i&lt;=9)</text:p>
      <text:p text:style-name="P1"><text:tab/> <text:s text:c="3"/>{</text:p>
      <text:p text:style-name="P1"><text:tab/> <text:s text:c="7"/>printf("%d\n",j);</text:p>
      <text:p text:style-name="P1"><text:tab/> <text:s text:c="7"/>j=j+2;</text:p>
      <text:p text:style-name="P1"><text:tab/> <text:s text:c="7"/>i++;</text:p>
      <text:p text:style-name="P1"><text:tab/> <text:s text:c="3"/>}</text:p>
      <text:p text:style-name="P1"><text:tab/>}</text:p>
      <text:p text:style-name="P1"/>
      <text:p text:style-name="P1"><text:soft-page-break/></text:p>
      <text:p text:style-name="P1"/>
      <text:p text:style-name="P1"/>
      <text:p text:style-name="P1">7.<text:tab/>#include&lt;stdio.h&gt;</text:p>
      <text:p text:style-name="P1"><text:tab/>int main()</text:p>
      <text:p text:style-name="P1"><text:tab/>{</text:p>
      <text:p text:style-name="P1"><text:tab/> <text:s text:c="3"/>int i=1;</text:p>
      <text:p text:style-name="P1"><text:tab/> <text:s text:c="3"/>while (i&lt;=10)</text:p>
      <text:p text:style-name="P1"><text:tab/> <text:s text:c="3"/>{</text:p>
      <text:p text:style-name="P1"><text:tab/> <text:s text:c="7"/>printf("%d\n",i*i);</text:p>
      <text:p text:style-name="P1"><text:tab/> <text:s text:c="7"/>i++;</text:p>
      <text:p text:style-name="P1"><text:tab/> <text:s text:c="3"/>}</text:p>
      <text:p text:style-name="P1"><text:tab/>}</text:p>
      <text:p text:style-name="P1"/>
      <text:p text:style-name="P1"/>
      <text:p text:style-name="P1"/>
      <text:p text:style-name="P1"/>
      <text:p text:style-name="P2">8.<text:tab/>#include&lt;stdio.h&gt;</text:p>
      <text:p text:style-name="P2"><text:tab/>int main()</text:p>
      <text:p text:style-name="P2"><text:tab/>{</text:p>
      <text:p text:style-name="P2"><text:tab/> <text:s text:c="3"/>int i=1;</text:p>
      <text:p text:style-name="P2"><text:tab/> <text:s text:c="3"/>while (i&lt;=10)</text:p>
      <text:p text:style-name="P2"><text:tab/> <text:s text:c="3"/>{</text:p>
      <text:p text:style-name="P2"><text:tab/> <text:s text:c="7"/>printf("%d\n",i*i*i);</text:p>
      <text:p text:style-name="P2"><text:tab/> <text:s text:c="7"/>i++;</text:p>
      <text:p text:style-name="P2"><text:tab/> <text:s text:c="3"/>}</text:p>
      <text:p text:style-name="P2"><text:tab/>}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9. <text:tab/>#include&lt;stdio.h&gt;</text:p>
      <text:p text:style-name="P2"><text:tab/>int main()</text:p>
      <text:p text:style-name="P2"><text:tab/>{</text:p>
      <text:p text:style-name="P2"><text:tab/> <text:s text:c="3"/>int i=10;</text:p>
      <text:p text:style-name="P2"><text:tab/> <text:s text:c="3"/>while (i&gt;=1)</text:p>
      <text:p text:style-name="P2"><text:tab/> <text:s text:c="3"/>{</text:p>
      <text:p text:style-name="P2"><text:tab/> <text:s text:c="7"/>printf("%d\n",i*i);</text:p>
      <text:p text:style-name="P2"><text:tab/> <text:s text:c="7"/>i--;</text:p>
      <text:p text:style-name="P2"><text:tab/> <text:s text:c="3"/>}</text:p>
      <text:p text:style-name="P2"><text:tab/>}</text:p>
      <text:p text:style-name="P2"/>
      <text:p text:style-name="P2"/>
      <text:p text:style-name="P2"/>
      <text:p text:style-name="P2"/>
      <text:p text:style-name="P2">10.<text:tab/>#include&lt;stdio.h&gt;</text:p>
      <text:p text:style-name="P2"><text:tab/>int main()</text:p>
      <text:p text:style-name="P2"><text:tab/>{</text:p>
      <text:p text:style-name="P2"><text:tab/> <text:s text:c="3"/>int i=10;</text:p>
      <text:p text:style-name="P2"><text:tab/> <text:s text:c="3"/>while (i&gt;=1)</text:p>
      <text:p text:style-name="P2"><text:tab/> <text:s text:c="3"/>{</text:p>
      <text:p text:style-name="P2"><text:tab/> <text:s text:c="7"/>printf("%d\n",i*i*i);</text:p>
      <text:p text:style-name="P2"><text:tab/> <text:s text:c="7"/>i--;</text:p>
      <text:p text:style-name="P2"><text:tab/> <text:s text:c="3"/>}</text:p>
      <text:p text:style-name="P2"><text:tab/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9:11:58.479365920</meta:creation-date>
    <dc:date>2022-06-26T19:32:36.965795823</dc:date>
    <meta:editing-duration>PT10M18S</meta:editing-duration>
    <meta:editing-cycles>1</meta:editing-cycles>
    <meta:document-statistic meta:table-count="0" meta:image-count="0" meta:object-count="0" meta:page-count="5" meta:paragraph-count="106" meta:word-count="154" meta:character-count="1273" meta:non-whitespace-character-count="770"/>
    <meta:generator>LibreOffice/6.4.7.2$Linux_X86_64 LibreOffice_project/40$Build-2</meta:generator>
  </office:meta>
</office:document-meta>
</file>